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E000001FAD6864C1AC99E9C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1.341cm" svg:height="13.264cm" draw:z-index="0"><draw:image xlink:href="Pictures/100000000000032E000001FAD6864C1AC99E9C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6T21:45:31.662169359</dc:date>
    <meta:editing-duration>PT27S</meta:editing-duration>
    <meta:editing-cycles>5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